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dule 1-5 Basic commands<text:s/></text:p>
      <text:p text:style-name="Standard"/>
      <text:p text:style-name="Standard"/>
      <text:p text:style-name="Standard"><draw:frame draw:z-index="251658240" draw:style-name="a0" draw:name="Image1" text:anchor-type="paragraph" svg:x="0in" svg:y="0in" svg:width="6.89921in" svg:height="6.1181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.SUSHIL KUMAR</meta:initial-creator>
    <dc:creator>SUSHIL KUMAR MAHENDRA RAJAN</dc:creator>
    <meta:creation-date>2023-10-12T16:37:00Z</meta:creation-date>
    <dc:date>2023-10-12T16:37:00Z</dc:date>
    <meta:template xlink:href="Normal" xlink:type="simple"/>
    <meta:editing-cycles>2</meta:editing-cycles>
    <meta:editing-duration>PT120S</meta:editing-duration>
    <meta:user-defined meta:name="GrammarlyDocumentId">6ef66ffd9a6ede1c6d9cd9c359037035b7678369adef33163e90482359e06418</meta:user-defined>
    <meta:document-statistic meta:page-count="1" meta:paragraph-count="3" meta:word-count="5" meta:character-count="28" meta:row-count="13" meta:non-whitespace-character-count="26"/>
  </office:meta>
</office:document-meta>
</file>